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tracked-changes text:track-changes="false">
        <text:changed-region text:id="ct141848576">
          <text:insertion>
            <office:change-info>
              <dc:creator>Gaetan Delannay</dc:creator>
              <dc:date>2009-01-08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est gossips about parasite <text:change-start text:change-id="ct141848576"/>self.title<text:change-end text:change-id="ct141848576"/>:</text:p>
      <text:p text:style-name="P1"><office:annotation><dc:date>2009-01-08T00:00:00</dc:date><text:p>do text</text:p><text:p>from xhtml(self.sordidGossips)</text:p></office:annotation>The gossips will come here and replace this paragraph because of the Python instruction in the note (the yellow squar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9-01-08T12:34:23</meta:creation-date>
    <dc:creator>Gaetan Delannay</dc:creator>
    <dc:date>2009-01-08T16:40:39</dc:date>
    <dc:language>fr-BE</dc:language>
    <meta:editing-cycles>4</meta:editing-cycles>
    <meta:editing-duration>PT17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5" meta:character-count="162"/>
  </office:meta>
</office:document-meta>
</file>